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margin-left="0.2189in" fo:margin-right="0in" fo:text-indent="0in" style:auto-text-indent="false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45in" text:min-label-width="0.25in"/>
        <style:text-properties style:font-name="StarSymbol"/>
      </text:list-level-style-bullet>
    </text:list-style>
  </office:automatic-styles>
  <office:body>
    <office:text>
      <text:p text:style-name="P1">normal paragraph</text:p>
      <text:list text:style-name="L1">
        <text:list-item>
          <text:p text:style-name="P1">bulleted list level 1 with @space-before</text:p>
          <text:list text:style-name="L1">
            <text:list-item>
              <text:p text:style-name="P1">bulleted list level 2 with @space-before</text:p>
              <text:list text:style-name="L1">
                <text:list-item>
                  <text:p text:style-name="P1">bulleted list level 3 with @space-before</text:p>
                </text:list-item>
              </text:list>
            </text:list-item>
          </text:list>
        </text:list-item>
        <text:list-item>
          <text:p text:style-name="P1">bulleted list level 1 with @space-before</text:p>
        </text:list-item>
      </text:list>
      <text:p text:style-name="P2">paragraph with @fo:margin-left</text:p>
      <text:list text:style-name="L1">
        <text:list-item>
          <text:p text:style-name="P2">bulleted list level 1 with @space-before and @fo:margin-left</text:p>
          <text:list text:style-name="L1">
            <text:list-item>
              <text:p text:style-name="P2">bulleted list level 2 with @space-before and @fo:margin-left</text:p>
              <text:list text:style-name="L1">
                <text:list-item>
                  <text:p text:style-name="P2">bulleted list level 3 with @space-before and @fo:margin-left</text:p>
                </text:list-item>
              </text:list>
            </text:list-item>
          </text:list>
        </text:list-item>
        <text:list-item>
          <text:p text:style-name="P2">bulleted list level 1 with @space-before and @fo:margin-lef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